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4.22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8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8.505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tutorialtemplate-title">
      <style:graphic-properties fo:min-height="3.256cm"/>
    </style:style>
    <style:style style:name="pr3" style:family="presentation" style:parent-style-name="tutorialtemplate-outline1">
      <style:graphic-properties fo:min-height="13.61cm"/>
    </style:style>
    <style:style style:name="pr4" style:family="presentation" style:parent-style-name="tutorialtemplate-notes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notes">
      <style:graphic-properties draw:fill-color="#ffffff" draw:auto-grow-height="true" fo:min-height="12.573cm"/>
    </style:style>
    <style:style style:name="pr7" style:family="presentation" style:parent-style-name="ROSMaster1-title">
      <style:graphic-properties fo:min-height="3.256cm"/>
    </style:style>
    <style:style style:name="pr8" style:family="presentation" style:parent-style-name="ROSMaster1-notes">
      <style:graphic-properties draw:fill-color="#ffffff" fo:min-height="12.322cm"/>
    </style:style>
    <style:style style:name="pr9" style:family="presentation" style:parent-style-name="ROSMaster1-title">
      <style:graphic-properties draw:auto-grow-height="true" fo:min-height="3.507cm"/>
    </style:style>
    <style:style style:name="pr10" style:family="presentation" style:parent-style-name="ROSMaster1-title">
      <style:graphic-properties draw:fill-color="#ffffff" fo:min-height="3.256cm"/>
    </style:style>
    <style:style style:name="pr11" style:family="presentation" style:parent-style-name="ROSMaster2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text:enable-numbering="true" fo:margin-left="0cm" fo:margin-right="0cm" fo:text-align="start" fo:text-indent="0cm"/>
      <style:text-properties fo:font-size="32pt" style:font-size-asian="32pt" style:font-size-complex="32pt"/>
    </style:style>
    <style:style style:name="P8" style:family="paragraph"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text-position="-33% 58%" fo:font-size="28pt" style:font-size-asian="28pt" style:font-size-complex="28pt"/>
    </style:style>
    <style:style style:name="T8" style:family="text">
      <style:text-properties style:text-position="0% 100%" fo:font-size="28pt" style:font-size-asian="28pt" style:font-size-complex="28pt"/>
    </style:style>
    <style:style style:name="T9" style:family="text">
      <style:text-properties style:text-position="0% 100%" fo:font-family="'Nimbus Sans L'" style:font-style-name="Regular" style:font-family-generic="swiss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0" style:family="text">
      <style:text-properties style:text-position="0% 100%" fo:font-family="'Interstate Mono'" style:font-style-name="Regular" style:font-pitch="variable" fo:font-size="28pt" style:font-family-asian="'Nimbus Sans L'" style:font-style-name-asian="Regular" style:font-family-generic-asian="swiss" style:font-pitch-asian="variable" style:font-size-asian="28pt" style:font-family-complex="'Nimbus Sans L'" style:font-style-name-complex="Regular" style:font-family-generic-complex="swiss" style:font-pitch-complex="variable" style:font-size-complex="28pt"/>
    </style:style>
    <style:style style:name="T11" style:family="text">
      <style:text-properties style:text-position="0% 100%"/>
    </style:style>
    <style:style style:name="T12" style:family="text">
      <style:text-properties style:text-position="-33% 58%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family="'DejaVu Sans'" style:font-style-name="Condensed" style:font-family-generic="swiss" style:font-pitch="variable" fo:font-size="24pt" style:font-family-asian="'DejaVu Sans'" style:font-style-name-asian="Condensed" style:font-family-generic-asian="swiss" style:font-pitch-asian="variable" style:font-size-asian="24pt" style:font-family-complex="'DejaVu Sans'" style:font-style-name-complex="Condensed" style:font-family-generic-complex="swiss" style:font-pitch-complex="variable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Simulation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utorialtemplate" presentation:presentation-page-layout-name="AL1T1" presentation:use-footer-name="ftr1" presentation:use-date-time-name="dtd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Workshop Outline</text:p>
          </draw:text-box>
        </draw:frame>
        <draw:frame presentation:style-name="pr3" draw:layer="layout" svg:width="25.199cm" svg:height="13.86cm" svg:x="1.4cm" svg:y="4.914cm" presentation:class="outline">
          <draw:text-box>
            <text:list text:style-name="L2">
              <text:list-item>
                <text:p>Simulator Overview</text:p>
              </text:list-item>
              <text:list-item>
                <text:p>Modeling the World</text:p>
              </text:list-item>
              <text:list-item>
                <text:p>Modeling the Robot</text:p>
              </text:list-item>
              <text:list-item>
                <text:p>Simulation Physics</text:p>
              </text:list-item>
              <text:list-item>
                <text:p>Simulation Interface</text:p>
              </text:list-item>
              <text:list-item>
                <text:p>Robot Interface</text:p>
              </text:list-item>
              <text:list-item>
                <text:p>Misc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Simulator Overview<text:line-break/><text:span text:style-name="T3">Software Overview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">Gazebo</text:span></text:p>
              </text:list-item>
              <text:list-item>
                <text:p><text:span text:style-name="T4">Ogre 1.6.3 (OpenGL), Assimp (Collada)</text:span></text:p>
              </text:list-item>
              <text:list-item>
                <text:p><text:span text:style-name="T4">ODE / Bullet</text:span></text:p>
              </text:list-item>
              <text:list-item>
                <text:p><text:span text:style-name="T4">Dynamic plugin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or Overview<text:line-break/><text:span text:style-name="T3">Dynamics Overview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<text:span text:style-name="T5">Constant time step size</text:span>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5">First order integrators</text:span></text:p>
                  </text:list-item>
                  <text:list-item>
                    <text:p><text:span text:style-name="T5">1kHz for PR2</text:span></text:p>
                  </text:list-item>
                </text:list>
              </text:list-item>
            </text:list>
            <text:list text:continue-numbering="true" text:style-name="L4">
              <text:list-item>
                <text:p><text:span text:style-name="T5">Constrained Dynamics</text:span>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5">Prismatic, revolute with explicit damping. <text:s/>Fixed joints.</text:span></text:p>
                  </text:list-item>
                  <text:list-item>
                    <text:p><text:span text:style-name="T5">Contact modeling</text:span></text:p>
                    <text:list>
                      <text:list-item>
                        <text:p><text:span text:style-name="T5">Allows interpenetration with restorative forces.</text:span></text:p>
                      </text:list-item>
                      <text:list-item>
                        <text:p><text:span text:style-name="T5">Decoupled x-y dry friction forc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list text:style-name="L1">
              <text:list-header>
                <text:p>Modeling the World</text:p>
              </text:list-header>
            </text:list>
          </draw:text-box>
        </draw:frame>
        <draw:frame draw:style-name="gr4" draw:text-style-name="P7" draw:layer="layout" svg:width="24.13cm" svg:height="12.104cm" svg:x="1.905cm" svg:y="3.945cm">
          <draw:text-box>
            <text:list text:style-name="L5">
              <text:list-item>
                <text:p text:style-name="P6"><text:span text:style-name="T4">An example world file</text:span></text:p>
                <text:list>
                  <text:list-item>
                    <text:p text:style-name="P6"><text:span text:style-name="T4">&lt;world&gt;</text:span><text:span text:style-name="T4"><text:line-break/></text:span><text:span text:style-name="T4"> <text:s/>&lt;physics:ode/&gt;</text:span><text:span text:style-name="T4"><text:line-break/></text:span><text:span text:style-name="T4"> <text:s/>&lt;rendering:gui/&gt;</text:span><text:span text:style-name="T4"><text:line-break/></text:span><text:span text:style-name="T4"> <text:s/>&lt;rendering:ogre/&gt;</text:span><text:span text:style-name="T4"><text:line-break/></text:span><text:span text:style-name="T4"> <text:s/>&lt;model:physical/&gt;</text:span><text:span text:style-name="T4"><text:line-break/></text:span><text:span text:style-name="T4">&lt;/world&gt;</text:span></text:p>
                    <text:p text:style-name="P6"><text:span text:style-name="T4"/></text:p>
                  </text:list-item>
                </text:list>
                <text:p text:style-name="P6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list text:style-name="L1">
              <text:list-header>
                <text:p>Modeling the World</text:p>
              </text:list-header>
            </text:list>
          </draw:text-box>
        </draw:frame>
        <draw:frame draw:style-name="gr5" draw:text-style-name="P7" draw:layer="layout" svg:width="24.13cm" svg:height="14.738cm" svg:x="1.905cm" svg:y="3.945cm">
          <draw:text-box>
            <text:list text:style-name="L5">
              <text:list-item>
                <text:p text:style-name="P6"><text:span text:style-name="T4">An example model</text:span></text:p>
                <text:list>
                  <text:list-item>
                    <text:p text:style-name="P6"><text:span text:style-name="T4">&lt;?xml version="1.0" ?&gt;</text:span></text:p>
                    <text:p text:style-name="P6"><text:span text:style-name="T4">&lt;model:physical name=”model1” [xmlns:...]&gt; </text:span></text:p>
                    <text:p text:style-name="P6"><text:span text:style-name="T4"><text:s text:c="2"/></text:span><text:span text:style-name="T4">&lt;body:box name="box1"&gt;</text:span></text:p>
                    <text:p text:style-name="P6"><text:span text:style-name="T4"><text:s text:c="4"/></text:span><text:span text:style-name="T4">&lt;geom:box name="geom1"&gt;</text:span></text:p>
                    <text:p text:style-name="P6"><text:span text:style-name="T4"><text:s text:c="6"/></text:span><text:span text:style-name="T4">&lt;visual&gt;</text:span></text:p>
                    <text:p text:style-name="P6"><text:span text:style-name="T4"><text:s text:c="6"/></text:span><text:span text:style-name="T4">&lt;/visual&gt;</text:span></text:p>
                    <text:p text:style-name="P6"><text:span text:style-name="T4"><text:s text:c="4"/></text:span><text:span text:style-name="T4">&lt;/geom:box&gt;</text:span></text:p>
                    <text:p text:style-name="P6"><text:span text:style-name="T4"><text:s text:c="2"/></text:span><text:span text:style-name="T4">&lt;/body:box&gt;</text:span></text:p>
                    <text:p text:style-name="P6"><text:span text:style-name="T4">&lt;/model:physical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0.962cm" presentation:class="title">
          <draw:text-box>
            <text:p>Simulation Physics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Assumptions and Simplifications: <text:s/>notable assumptions.</text:p>
              </text:list-item>
              <text:list-item>
                <text:p>Solver Limitations and Tuning: <text:s/>How much control do we have of simulation physics?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1.362cm" presentation:class="title" presentation:user-transformed="true">
          <draw:text-box>
            <text:p>Simulation Physics<text:line-break/><text:span text:style-name="T6">Assumptions and Simplificatio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4">
              <text:list-item>
                <text:p><text:span text:style-name="T5">3D rigid body dynamics</text:span>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5">f=Ma</text:span></text:p>
                  </text:list-item>
                </text:list>
              </text:list-item>
            </text:list>
            <text:list text:continue-numbering="true" text:style-name="L4">
              <text:list-item>
                <text:p><text:span text:style-name="T5">Simple joint velocity constraints</text:span>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5">J</text:span><text:span text:style-name="T7">1</text:span><text:span text:style-name="T8">v</text:span><text:span text:style-name="T7">1</text:span><text:span text:style-name="T8">+J</text:span><text:span text:style-name="T7">2</text:span><text:span text:style-name="T8">v</text:span><text:span text:style-name="T7">2</text:span><text:span text:style-name="T8">=c</text:span></text:p>
                  </text:list-item>
                </text:list>
              </text:list-item>
            </text:list>
            <text:list text:continue-numbering="true" text:style-name="L4">
              <text:list-item>
                <text:p><text:span text:style-name="T5">Contact models</text:span>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5">J</text:span><text:span text:style-name="T7">c</text:span><text:span text:style-name="T8">v </text:span><text:span text:style-name="T9">≥ </text:span><text:span text:style-name="T10">c</text:span></text:p>
                  </text:list-item>
                  <text:list-item>
                    <text:p><text:span text:style-name="T5">Contact joints are created and destroyed at every time step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1.362cm" presentation:class="title" presentation:user-transformed="true">
          <draw:text-box>
            <text:p>Simulation Physics<text:line-break/><text:span text:style-name="T6">Solver Limitations and Tuning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General numerical properties</text:p>
              </text:list-item>
            </text:list>
            <text:list text:continue-numbering="true" text:style-name="L4">
              <text:list-item>
                <text:list>
                  <text:list-item>
                    <text:p>Solution existence and uniqueness</text:p>
                  </text:list-item>
                  <text:list-item>
                    <text:p>Stability, consistency and convergence</text:p>
                  </text:list-item>
                  <text:list-item>
                    <text:p>Accuracy O(dt)</text:p>
                  </text:list-item>
                </text:list>
              </text:list-item>
            </text:list>
            <text:list text:continue-numbering="true" text:style-name="L4">
              <text:list-item>
                <text:p>Choosing a solver</text:p>
              </text:list-item>
            </text:list>
            <text:list text:continue-numbering="true" text:style-name="L4">
              <text:list-item>
                <text:list>
                  <text:list-item>
                    <text:p>Pivot – less stable, “exact” answer</text:p>
                  </text:list-item>
                  <text:list-item>
                    <text:p>Iterative – more stable, not exact but convergence is good in pract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25.199cm" svg:height="3.256cm" svg:x="1.4cm" svg:y="1.362cm" presentation:class="title" presentation:user-transformed="true">
          <draw:text-box>
            <text:p>Simulation Physics<text:line-break/><text:span text:style-name="T6">Solver Limitations and Tuning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Tuning a physics solver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11">Model Stability</text:span></text:p>
                    <text:list>
                      <text:list-item>
                        <text:p><text:span text:style-name="T11">Physically unstable models?</text:span></text:p>
                      </text:list-item>
                    </text:list>
                  </text:list-item>
                  <text:list-item>
                    <text:p>Constraint Solver</text:p>
                    <text:list>
                      <text:list-item>
                        <text:p>Time step size</text:p>
                      </text:list-item>
                      <text:list-item>
                        <text:p>Iterations per time step</text:p>
                      </text:list-item>
                      <text:list-item>
                        <text:p>Relaxation parameter (w)</text:p>
                      </text:list-item>
                      <text:list-item>
                        <text:p>Constraint “stiffness”, condition numbers, CFM, ERP (K<text:span text:style-name="T12">p</text:span><text:span text:style-name="T11">,K</text:span><text:span text:style-name="T12">d</text:span><text:span text:style-name="T11">) – adding to numerical stability by artificially modifying the system of equ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25.199cm" svg:height="3.507cm" svg:x="1.4cm" svg:y="1.337cm" presentation:class="title" presentation:user-transformed="true">
          <draw:text-box>
            <text:p>Simulation Physics<text:line-break/><text:span text:style-name="T3">Example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4">
              <text:list-item>
                <text:p>Single Pendulum Example</text:p>
              </text:list-item>
            </text:list>
            <text:list text:continue-numbering="true" text:style-name="L4">
              <text:list-item>
                <text:list>
                  <text:list-item>
                    <text:p>Solution convergence</text:p>
                  </text:list-item>
                  <text:list-item>
                    <text:p>Simulation vs. analytical solution</text:p>
                  </text:list-item>
                </text:list>
              </text:list-item>
            </text:list>
            <text:list text:continue-numbering="true" text:style-name="L4">
              <text:list-item>
                <text:p>Double pendulum Example</text:p>
              </text:list-item>
            </text:list>
            <text:list text:continue-numbering="true" text:style-name="L4">
              <text:list-item>
                <text:list>
                  <text:list-item>
                    <text:p>Solution convergence</text:p>
                  </text:list-item>
                  <text:list-item>
                    <text:p>Simulation vs. analytical s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Modeling the Robot<text:line-break/><text:span text:style-name="T3">Robot Description File (URDF)</text:span>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list text:style-name="L4">
              <text:list-item>
                <text:p>Links</text:p>
              </text:list-item>
            </text:list>
            <text:list text:continue-numbering="true" text:style-name="L4">
              <text:list-item>
                <text:list>
                  <text:list-item>
                    <text:p>Must be a tree – one parent, multiple children (not required in Gazebo)</text:p>
                  </text:list-item>
                  <text:list-item>
                    <text:p>Inertial element – physics simulation (f=Ma).</text:p>
                  </text:list-item>
                  <text:list-item>
                    <text:p>Visual element – for visualization and camera sensors.</text:p>
                  </text:list-item>
                  <text:list-item>
                    <text:p>Collision element – contact joint creation and range sensor simulation (collision detection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Modeling the Robot<text:line-break/><text:span text:style-name="T3">Robot Description File (URDF)</text:span></text:p>
          </draw:text-box>
        </draw:frame>
        <draw:frame presentation:style-name="ROSMaster1-outline1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>Joints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13">Prismatic, revolute, ball (position only), etc..</text:span></text:p>
                  </text:list-item>
                  <text:list-item>
                    <text:p><text:span text:style-name="T13">Specify joint axis for prismatic and revolute.</text:span></text:p>
                  </text:list-item>
                  <text:list-item>
                    <text:p><text:span text:style-name="T13">Dynamic damping – damping force is proportional to velocity. <text:s/>CFL condition for the damping term.</text:span></text:p>
                  </text:list-item>
                  <text:list-item>
                    <text:p><text:span text:style-name="T13">Transmissions </text:span></text:p>
                    <text:list>
                      <text:list-item>
                        <text:p><text:span text:style-name="T14">joint state </text:span><text:span text:style-name="T15">↔ actuator states (motor)</text:span></text:p>
                      </text:list-item>
                      <text:list-item>
                        <text:p>Simple, Gripper, Wrist transmiss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237cm" presentation:class="title" presentation:user-transformed="true">
          <draw:text-box>
            <text:p text:style-name="P4">Simulation Interface<text:line-break/><text:span text:style-name="T3">Simulation Plugin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4">
              <text:list-item>
                <text:p><text:span text:style-name="T4">Creating simulator plugins</text:span></text:p>
              </text:list-item>
            </text:list>
            <text:list text:continue-numbering="true" text:style-name="L4">
              <text:list-item>
                <text:list>
                  <text:list-item>
                    <text:p><text:span text:style-name="T4">Example: </text:span><text:span text:style-name="T5">gazebo_plugins/src/gazebo_ros_template.cpp</text:span></text:p>
                    <text:list>
                      <text:list-item>
                        <text:p><text:span text:style-name="T5">GZREGISTER_DYNAMIC_CONTROLLER()</text:span></text:p>
                      </text:list-item>
                      <text:list-item>
                        <text:p><text:span text:style-name="T5">LoadChild()</text:span></text:p>
                      </text:list-item>
                      <text:list-item>
                        <text:p><text:span text:style-name="T5">InitChild()</text:span></text:p>
                      </text:list-item>
                      <text:list-item>
                        <text:p><text:span text:style-name="T5">UpdateChild()</text:span></text:p>
                      </text:list-item>
                      <text:list-item>
                        <text:p><text:span text:style-name="T5">FiniChild(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Simulation Interface<text:line-break/><text:span text:style-name="T3">Spawning, Manipulating Object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4">
              <text:list-item>
                <text:p>Using gazebo_tools to spawn object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Robot Interface</text:p>
          </draw:text-box>
        </draw:frame>
        <draw:frame draw:style-name="gr6" draw:text-style-name="P7" draw:layer="layout" svg:width="24.13cm" svg:height="14.47cm" svg:x="1.905cm" svg:y="4.845cm">
          <draw:text-box>
            <text:list text:style-name="L5">
              <text:list-item>
                <text:p text:style-name="P6"><text:span text:style-name="T4">Mechanism control through ROS</text:span></text:p>
                <text:list>
                  <text:list-item>
                    <text:p text:style-name="P6"><text:span text:style-name="T4">controller_manager plugin</text:span></text:p>
                  </text:list-item>
                  <text:list-item text:style-override="L6">
                    <text:p text:style-name="P6"><text:span text:style-name="T4">/joint_states</text:span></text:p>
                  </text:list-item>
                </text:list>
              </text:list-item>
              <text:list-item>
                <text:p text:style-name="P6"><text:span text:style-name="T4">Sensor plugins ROS topics</text:span></text:p>
                <text:list>
                  <text:list-item>
                    <text:p text:style-name="P6"><text:span text:style-name="T4">/base_scan</text:span></text:p>
                  </text:list-item>
                  <text:list-item>
                    <text:p text:style-name="P6"><text:span text:style-name="T4">/tilt_scan</text:span></text:p>
                  </text:list-item>
                  <text:list-item>
                    <text:p text:style-name="P6"><text:span text:style-name="T4">/narrow_stereo/*</text:span></text:p>
                  </text:list-item>
                  <text:list-item>
                    <text:p text:style-name="P6"><text:span text:style-name="T4">/wide_stereo/*</text:span></text:p>
                  </text:list-item>
                  <text:list-item>
                    <text:p text:style-name="P6"><text:span text:style-name="T4">/l_forearm_cam/*</text:span></text:p>
                  </text:list-item>
                  <text:list-item>
                    <text:p text:style-name="P6"><text:span text:style-name="T4">/r_forearm_cam/*</text:span></text:p>
                  </text:list-item>
                </text:list>
              </text:list-item>
            </text:list>
          </draw:text-box>
        </draw:frame>
        <draw:frame presentation:style-name="pr5" draw:text-style-name="P4" draw:layer="layout" svg:width="25.199cm" svg:height="3.507cm" svg:x="1.401cm" svg:y="1.338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Robot Interface<text:line-break/><text:span text:style-name="T3">PR2 ROS Interface</text:span></text:p>
          </draw:text-box>
        </draw:frame>
        <draw:frame draw:style-name="gr7" draw:text-style-name="P7" draw:layer="layout" svg:width="24.13cm" svg:height="11.93cm" svg:x="1.905cm" svg:y="4.745cm">
          <draw:text-box>
            <text:list text:style-name="L5">
              <text:list-item>
                <text:p text:style-name="P6"><text:span text:style-name="T4">Power (battery) simulation</text:span></text:p>
              </text:list-item>
              <text:list-item>
                <text:p text:style-name="P6"><text:span text:style-name="T4">IMU simulation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Robot Interface<text:line-break/><text:span text:style-name="T3">Example: Mechanism Controllers</text:span></text:p>
          </draw:text-box>
        </draw:frame>
        <draw:frame presentation:style-name="ROSMaster1-outline1" draw:layer="layout" svg:width="25.199cm" svg:height="13.86cm" svg:x="1.4cm" svg:y="4.914cm" presentation:class="outline">
          <draw:text-box>
            <text:list text:style-name="L4">
              <text:list-item>
                <text:p><text:span text:style-name="T4">Single actuator controlled joint</text:span></text:p>
              </text:list-item>
              <text:list-item>
                <text:p><text:span text:style-name="T4">Loading and unloading example controller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1.337cm" presentation:class="title" presentation:user-transformed="true">
          <draw:text-box>
            <text:p text:style-name="P4">Miscellaneous<text:line-break/><text:span text:style-name="T3">Debugging with Gazebo</text:span></text:p>
          </draw:text-box>
        </draw:frame>
        <draw:frame draw:style-name="gr8" draw:text-style-name="P7" draw:layer="layout" svg:width="24.13cm" svg:height="8.755cm" svg:x="1.905cm" svg:y="4.845cm">
          <draw:text-box>
            <text:list text:style-name="L5">
              <text:list-item>
                <text:p text:style-name="P6"><text:span text:style-name="T4">Running Gazebo with GDB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placeholder="true">
          <draw:text-box/>
        </draw:frame>
        <draw:frame draw:style-name="gr9" draw:text-style-name="P7" draw:layer="layout" svg:width="24.13cm" svg:height="1.568cm" svg:x="1.905cm" svg:y="3.945cm">
          <draw:text-box>
            <text:list text:style-name="L5">
              <text:list-item>
                <text:p text:style-name="P6"><text:span text:style-name="T4">Item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ROSMaster1" presentation:presentation-page-layout-name="AL2T2" presentation:use-footer-name="ftr1" presentation:use-date-time-name="dtd1">
        <office:forms form:automatic-focus="false" form:apply-design-mode="false"/>
        <draw:frame presentation:style-name="pr10" draw:layer="layout" svg:width="25.199cm" svg:height="3.256cm" svg:x="1.4cm" svg:y="0.962cm" presentation:class="title" presentation:placeholder="true">
          <draw:text-box/>
        </draw:frame>
        <draw:frame draw:style-name="gr10" draw:layer="layout" svg:width="25.199cm" svg:height="13.86cm" svg:x="1.4cm" svg:y="4.914cm" presentation:class="chart" presentation:placeholder="true">
          <draw:object xlink:href="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ROSMaster2" presentation:presentation-page-layout-name="AL3T19" presentation:use-footer-name="ftr1" presentation:use-date-time-name="dtd1">
        <office:forms form:automatic-focus="false" form:apply-design-mode="false"/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1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initial-creator>John Hsu</meta:initial-creator>
    <meta:creation-date>2010-03-17T07:19:16</meta:creation-date>
    <dc:creator>John </dc:creator>
    <dc:date>2010-04-02T10:12:15</dc:date>
    <meta:editing-cycles>20</meta:editing-cycles>
    <meta:editing-duration>PT08H25M05S</meta:editing-duration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